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Working with Imbalanced Data</text:span></text:p>
            <text:p text:style-name="P1"><text:span text:style-name="T2"/></text:p>
            <text:p text:style-name="P2"><text:span text:style-name="T4"/></text:p>
            <text:p text:style-name="P2"><text:span text:style-name="T5">03/20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Recap on imbalanced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sources of imbala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ymmetric cost</text:p>
              </text:list-item>
              <text:list-item>
                <text:p>Asymmetric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 we car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should cost be symmetric?</text:p>
              </text:list-item>
              <text:list-item>
                <text:p>Detect rare ev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ing threshol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Curv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Remedies for the mode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dersampli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sampli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kit-learn vs resamp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transform method only transforms X</text:p>
              </text:list-item>
              <text:list-item>
                <text:p>Pipelines work by chaining transforms</text:p>
              </text:list-item>
              <text:list-item>
                <text:p>To resample the data, we need to also change y</text:p>
              </text:list-item>
              <text:list-item>
                <text:p>Imbalance-learn extends scikit-learn interface with a “sample” method.</text:p>
              </text:list-item>
              <text:list-item>
                <text:p>Imbalance-learn has a custom pipeline that allows resampling.</text:p>
              </text:list-item>
              <text:list-item>
                <text:p>Imbalance-learn: resampling is only performed during fitting</text:p>
              </text:list-item>
              <text:list-item>
                <text:p>Warning: not everything in imbalance-learn is multiclass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-weigh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-weights in linear model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 weights in tre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 weights in SVM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semble Resamp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ndom resampling separate for each instance in an ensemble!</text:p>
              </text:list-item>
              <text:list-item>
                <text:p>Paper: “Exploratory Undersampling for Class-Imbalance Learning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mart resampling</text:p>
            <text:p>(based on nearest neighbor heuristics from the 70’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ited Nearest Neighbo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ensed Nearest Neighbo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mek CN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ynthetic Sample Gene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1T0">
        <office:forms form:automatic-focus="false" form:apply-design-mode="false"/>
        <draw:frame presentation:style-name="pr4" draw:layer="layout" svg:width="25.199cm" svg:height="5.728cm" svg:x="1.4cm" svg:y="0.114cm" presentation:class="title" presentation:user-transformed="true">
          <draw:text-box>
            <text:p>Synthetic <text:line-break/>Minority Oversampling Technique (SMOTE)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34:04.478716223</meta:creation-date>
    <meta:editing-duration>PT3H53M27S</meta:editing-duration>
    <meta:editing-cycles>12</meta:editing-cycles>
    <meta:generator>LibreOffice/5.2.2.2$Linux_X86_64 LibreOffice_project/20m0$Build-2</meta:generator>
    <dc:title>APM (all gillus)</dc:title>
    <dc:date>2017-03-20T00:19:00.353238925</dc:date>
    <meta:document-statistic meta:object-count="100"/>
  </office:meta>
</office:document-meta>
</file>